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"/>
    <style:font-face style:name="Consolas" svg:font-family="Consola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75cm"/>
    </style:style>
    <style:style style:name="co2" style:family="table-column">
      <style:table-column-properties fo:break-before="auto" style:column-width="6.72cm"/>
    </style:style>
    <style:style style:name="co3" style:family="table-column">
      <style:table-column-properties fo:break-before="auto" style:column-width="4.957cm"/>
    </style:style>
    <style:style style:name="co4" style:family="table-column">
      <style:table-column-properties fo:break-before="auto" style:column-width="1.674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2">
      <style:table-cell-properties style:rotation-align="non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d4d4d4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9.16cm" svg:height="10.777cm" svg:x="13.371cm" svg:y="2.195cm">
            <draw:object draw:notify-on-update-of-ranges="Sheet1.A2:Sheet1.A42 Sheet1.B2:Sheet1.B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emperature </text:p>
          </table:table-cell>
          <table:table-cell table:style-name="ce4" office:value-type="string" calcext:value-type="string">
            <text:p>density</text:p>
          </table:table-cell>
          <table:table-cell table:number-columns-repeated="1022"/>
        </table:table-row>
        <table:table-row table:style-name="ro2">
          <table:table-cell table:style-name="ce2" office:value-type="float" office:value="450.14663" calcext:value-type="float">
            <text:p>450.14663</text:p>
          </table:table-cell>
          <table:table-cell table:style-name="ce5" office:value-type="float" office:value="0.69772766" calcext:value-type="float">
            <text:p>0.69772766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01.17423" calcext:value-type="float">
            <text:p>301.17423</text:p>
          </table:table-cell>
          <table:table-cell table:style-name="ce6" office:value-type="float" office:value="1.020157" calcext:value-type="float">
            <text:p>1.02</text:p>
          </table:table-cell>
          <table:table-cell table:style-name="ce7"/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8.64084" calcext:value-type="float">
            <text:p>298.64084</text:p>
          </table:table-cell>
          <table:table-cell table:style-name="ce6" office:value-type="float" office:value="0.99235097" calcext:value-type="float">
            <text:p>0.99</text:p>
          </table:table-cell>
          <table:table-cell table:style-name="ce7"/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10.58074" calcext:value-type="float">
            <text:p>310.58074</text:p>
          </table:table-cell>
          <table:table-cell table:style-name="ce6" office:value-type="float" office:value="0.99881565" calcext:value-type="float">
            <text:p>1.00</text:p>
          </table:table-cell>
          <table:table-cell table:style-name="ce7"/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13.53581" calcext:value-type="float">
            <text:p>313.53581</text:p>
          </table:table-cell>
          <table:table-cell table:style-name="ce6" office:value-type="float" office:value="0.99411272" calcext:value-type="float">
            <text:p>0.99</text:p>
          </table:table-cell>
          <table:table-cell table:style-name="ce7"/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06.13616" calcext:value-type="float">
            <text:p>306.13616</text:p>
          </table:table-cell>
          <table:table-cell table:style-name="ce6" office:value-type="float" office:value="1.0001563" calcext:value-type="float">
            <text:p>1.00</text:p>
          </table:table-cell>
          <table:table-cell table:style-name="ce7"/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08.93248" calcext:value-type="float">
            <text:p>308.93248</text:p>
          </table:table-cell>
          <table:table-cell table:style-name="ce6" office:value-type="float" office:value="1.0098209" calcext:value-type="float">
            <text:p>1.01</text:p>
          </table:table-cell>
          <table:table-cell table:style-name="ce7"/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09.67467" calcext:value-type="float">
            <text:p>309.67467</text:p>
          </table:table-cell>
          <table:table-cell table:style-name="ce6" office:value-type="float" office:value="1.0166089" calcext:value-type="float">
            <text:p>1.02</text:p>
          </table:table-cell>
          <table:table-cell table:style-name="ce7"/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02.65224" calcext:value-type="float">
            <text:p>302.65224</text:p>
          </table:table-cell>
          <table:table-cell table:style-name="ce6" office:value-type="float" office:value="0.99942602" calcext:value-type="float">
            <text:p>1.00</text:p>
          </table:table-cell>
          <table:table-cell table:style-name="ce7"/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08.61873" calcext:value-type="float">
            <text:p>308.61873</text:p>
          </table:table-cell>
          <table:table-cell table:style-name="ce6" office:value-type="float" office:value="1.0017611" calcext:value-type="float">
            <text:p>1.00</text:p>
          </table:table-cell>
          <table:table-cell table:style-name="ce7"/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8.85328" calcext:value-type="float">
            <text:p>298.85328</text:p>
          </table:table-cell>
          <table:table-cell table:style-name="ce6" office:value-type="float" office:value="1.0011561" calcext:value-type="float">
            <text:p>1.00</text:p>
          </table:table-cell>
          <table:table-cell table:style-name="ce7"/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7.82124" calcext:value-type="float">
            <text:p>297.82124</text:p>
          </table:table-cell>
          <table:table-cell table:style-name="ce6" office:value-type="float" office:value="1.0143193" calcext:value-type="float">
            <text:p>1.01</text:p>
          </table:table-cell>
          <table:table-cell table:style-name="ce7"/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04.20724" calcext:value-type="float">
            <text:p>304.20724</text:p>
          </table:table-cell>
          <table:table-cell table:style-name="ce6" office:value-type="float" office:value="1.0044626" calcext:value-type="float">
            <text:p>1.00</text:p>
          </table:table-cell>
          <table:table-cell table:style-name="ce7"/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7.95811" calcext:value-type="float">
            <text:p>297.95811</text:p>
          </table:table-cell>
          <table:table-cell table:style-name="ce6" office:value-type="float" office:value="0.96568076" calcext:value-type="float">
            <text:p>0.97</text:p>
          </table:table-cell>
          <table:table-cell table:style-name="ce7"/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1.08771" calcext:value-type="float">
            <text:p>291.08771</text:p>
          </table:table-cell>
          <table:table-cell table:style-name="ce6" office:value-type="float" office:value="0.98142232" calcext:value-type="float">
            <text:p>0.98</text:p>
          </table:table-cell>
          <table:table-cell table:style-name="ce7"/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3.80093" calcext:value-type="float">
            <text:p>293.80093</text:p>
          </table:table-cell>
          <table:table-cell table:style-name="ce6" office:value-type="float" office:value="1.0053993" calcext:value-type="float">
            <text:p>1.01</text:p>
          </table:table-cell>
          <table:table-cell table:style-name="ce7"/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7.06876" calcext:value-type="float">
            <text:p>297.06876</text:p>
          </table:table-cell>
          <table:table-cell table:style-name="ce6" office:value-type="float" office:value="1.0155764" calcext:value-type="float">
            <text:p>1.02</text:p>
          </table:table-cell>
          <table:table-cell table:style-name="ce7"/>
          <table:table-cell table:number-columns-repeated="5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00.42912" calcext:value-type="float">
            <text:p>300.42912</text:p>
          </table:table-cell>
          <table:table-cell table:style-name="ce5" office:value-type="float" office:value="1.0033059" calcext:value-type="float">
            <text:p>1.0033059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8.79272" calcext:value-type="float">
            <text:p>298.79272</text:p>
          </table:table-cell>
          <table:table-cell table:style-name="ce5" office:value-type="float" office:value="0.98210255" calcext:value-type="float">
            <text:p>0.98210255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86.60464" calcext:value-type="float">
            <text:p>286.60464</text:p>
          </table:table-cell>
          <table:table-cell table:style-name="ce5" office:value-type="float" office:value="1.0025343" calcext:value-type="float">
            <text:p>1.0025343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8.71081" calcext:value-type="float">
            <text:p>298.71081</text:p>
          </table:table-cell>
          <table:table-cell table:style-name="ce5" office:value-type="float" office:value="0.98901826" calcext:value-type="float">
            <text:p>0.98901826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04.95169" calcext:value-type="float">
            <text:p>304.95169</text:p>
          </table:table-cell>
          <table:table-cell table:style-name="ce5" office:value-type="float" office:value="0.99321144" calcext:value-type="float">
            <text:p>0.99321144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08.58887" calcext:value-type="float">
            <text:p>308.58887</text:p>
          </table:table-cell>
          <table:table-cell table:style-name="ce5" office:value-type="float" office:value="1.0173607" calcext:value-type="float">
            <text:p>1.0173607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02.27363" calcext:value-type="float">
            <text:p>302.27363</text:p>
          </table:table-cell>
          <table:table-cell table:style-name="ce5" office:value-type="float" office:value="0.99512856" calcext:value-type="float">
            <text:p>0.99512856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5.88588" calcext:value-type="float">
            <text:p>295.88588</text:p>
          </table:table-cell>
          <table:table-cell table:style-name="ce5" office:value-type="float" office:value="0.99596983" calcext:value-type="float">
            <text:p>0.99596983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10.23204" calcext:value-type="float">
            <text:p>310.23204</text:p>
          </table:table-cell>
          <table:table-cell table:style-name="ce5" office:value-type="float" office:value="0.99987055" calcext:value-type="float">
            <text:p>0.99987055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6.98909" calcext:value-type="float">
            <text:p>296.98909</text:p>
          </table:table-cell>
          <table:table-cell table:style-name="ce5" office:value-type="float" office:value="1.0015759" calcext:value-type="float">
            <text:p>1.0015759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19.32302" calcext:value-type="float">
            <text:p>319.32302</text:p>
          </table:table-cell>
          <table:table-cell table:style-name="ce5" office:value-type="float" office:value="1.0079426" calcext:value-type="float">
            <text:p>1.0079426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04.93574" calcext:value-type="float">
            <text:p>304.93574</text:p>
          </table:table-cell>
          <table:table-cell table:style-name="ce5" office:value-type="float" office:value="1.0054305" calcext:value-type="float">
            <text:p>1.0054305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4.80127" calcext:value-type="float">
            <text:p>294.80127</text:p>
          </table:table-cell>
          <table:table-cell table:style-name="ce5" office:value-type="float" office:value="0.98573167" calcext:value-type="float">
            <text:p>0.98573167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8.24476" calcext:value-type="float">
            <text:p>298.24476</text:p>
          </table:table-cell>
          <table:table-cell table:style-name="ce5" office:value-type="float" office:value="1.0061798" calcext:value-type="float">
            <text:p>1.0061798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2.82733" calcext:value-type="float">
            <text:p>292.82733</text:p>
          </table:table-cell>
          <table:table-cell table:style-name="ce5" office:value-type="float" office:value="0.97695595" calcext:value-type="float">
            <text:p>0.97695595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6.30946" calcext:value-type="float">
            <text:p>296.30946</text:p>
          </table:table-cell>
          <table:table-cell table:style-name="ce5" office:value-type="float" office:value="0.9821054" calcext:value-type="float">
            <text:p>0.9821054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1.11148" calcext:value-type="float">
            <text:p>291.11148</text:p>
          </table:table-cell>
          <table:table-cell table:style-name="ce5" office:value-type="float" office:value="0.98460621" calcext:value-type="float">
            <text:p>0.98460621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4.49226" calcext:value-type="float">
            <text:p>294.49226</text:p>
          </table:table-cell>
          <table:table-cell table:style-name="ce5" office:value-type="float" office:value="1.0077256" calcext:value-type="float">
            <text:p>1.0077256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6.30479" calcext:value-type="float">
            <text:p>296.30479</text:p>
          </table:table-cell>
          <table:table-cell table:style-name="ce5" office:value-type="float" office:value="1.0050613" calcext:value-type="float">
            <text:p>1.0050613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3.60441" calcext:value-type="float">
            <text:p>293.60441</text:p>
          </table:table-cell>
          <table:table-cell table:style-name="ce5" office:value-type="float" office:value="1.0124672" calcext:value-type="float">
            <text:p>1.0124672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4.3837" calcext:value-type="float">
            <text:p>294.3837</text:p>
          </table:table-cell>
          <table:table-cell table:style-name="ce5" office:value-type="float" office:value="0.9903917" calcext:value-type="float">
            <text:p>0.9903917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0.72748" calcext:value-type="float">
            <text:p>290.72748</text:p>
          </table:table-cell>
          <table:table-cell table:style-name="ce5" office:value-type="float" office:value="1.003236" calcext:value-type="float">
            <text:p>1.003236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297.5524" calcext:value-type="float">
            <text:p>297.5524</text:p>
          </table:table-cell>
          <table:table-cell table:style-name="ce5" office:value-type="float" office:value="1.0023781" calcext:value-type="float">
            <text:p>1.0023781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313.35681" calcext:value-type="float">
            <text:p>313.35681</text:p>
          </table:table-cell>
          <table:table-cell table:style-name="ce5" office:value-type="float" office:value="1.0112701" calcext:value-type="float">
            <text:p>1.0112701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"/>
    <style:font-face style:name="Consolas" svg:font-family="Consola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4:44:33</meta:creation-date>
    <dc:date>2021-05-28T18:33:46.970000000</dc:date>
    <meta:generator>LibreOffice/7.1.3.2$Windows_X86_64 LibreOffice_project/47f78053abe362b9384784d31a6e56f8511eb1c1</meta:generator>
    <meta:editing-duration>PT2M2S</meta:editing-duration>
    <meta:editing-cycles>1</meta:editing-cycles>
    <meta:document-statistic meta:table-count="1" meta:cell-count="84" meta:object-count="1"/>
    <meta:user-defined meta:name="AppVersion">16.0300</meta:user-defined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161cm" svg:height="10.778cm" xlink:href=".." xlink:type="simple" chart:class="chart:line" chart:style-name="ch1">
        <chart:legend chart:legend-position="end" svg:x="16.272cm" svg:y="5.087cm" style:legend-expansion="high" chart:style-name="ch2"/>
        <chart:plot-area chart:style-name="ch3" table:cell-range-address="Sheet1.A2:Sheet1.B42" chart:data-source-has-labels="column" svg:x="0.864cm" svg:y="0.16cm" svg:width="15.506cm" svg:height="10.347cm">
          <chart:coordinate-region svg:x="2.16cm" svg:y="0.363cm" svg:width="14.066cm" svg:height="8.457cm"/>
          <chart:axis chart:dimension="x" chart:name="primary-x" chart:style-name="ch4" chartooo:axis-type="auto">
            <chartooo:date-scale/>
            <chart:categories table:cell-range-address="Sheet1.A2:Sheet1.A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2" chart:class="chart:line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450.14663">
                <text:p>450.14663</text:p>
                <draw:g>
                  <svg:desc>Sheet1.A2:Sheet1.A42</svg:desc>
                </draw:g>
              </table:table-cell>
              <table:table-cell office:value-type="float" office:value="0.69772766">
                <text:p>0.69772766</text:p>
                <draw:g>
                  <svg:desc>Sheet1.B2:Sheet1.B42</svg:desc>
                </draw:g>
              </table:table-cell>
            </table:table-row>
            <table:table-row>
              <table:table-cell office:value-type="float" office:value="301.17423">
                <text:p>301.17423</text:p>
              </table:table-cell>
              <table:table-cell office:value-type="float" office:value="1.020157">
                <text:p>1.020157</text:p>
              </table:table-cell>
            </table:table-row>
            <table:table-row>
              <table:table-cell office:value-type="float" office:value="298.64084">
                <text:p>298.64084</text:p>
              </table:table-cell>
              <table:table-cell office:value-type="float" office:value="0.99235097">
                <text:p>0.99235097</text:p>
              </table:table-cell>
            </table:table-row>
            <table:table-row>
              <table:table-cell office:value-type="float" office:value="310.58074">
                <text:p>310.58074</text:p>
              </table:table-cell>
              <table:table-cell office:value-type="float" office:value="0.99881565">
                <text:p>0.99881565</text:p>
              </table:table-cell>
            </table:table-row>
            <table:table-row>
              <table:table-cell office:value-type="float" office:value="313.53581">
                <text:p>313.53581</text:p>
              </table:table-cell>
              <table:table-cell office:value-type="float" office:value="0.99411272">
                <text:p>0.99411272</text:p>
              </table:table-cell>
            </table:table-row>
            <table:table-row>
              <table:table-cell office:value-type="float" office:value="306.13616">
                <text:p>306.13616</text:p>
              </table:table-cell>
              <table:table-cell office:value-type="float" office:value="1.0001563">
                <text:p>1.0001563</text:p>
              </table:table-cell>
            </table:table-row>
            <table:table-row>
              <table:table-cell office:value-type="float" office:value="308.93248">
                <text:p>308.93248</text:p>
              </table:table-cell>
              <table:table-cell office:value-type="float" office:value="1.0098209">
                <text:p>1.0098209</text:p>
              </table:table-cell>
            </table:table-row>
            <table:table-row>
              <table:table-cell office:value-type="float" office:value="309.67467">
                <text:p>309.67467</text:p>
              </table:table-cell>
              <table:table-cell office:value-type="float" office:value="1.0166089">
                <text:p>1.0166089</text:p>
              </table:table-cell>
            </table:table-row>
            <table:table-row>
              <table:table-cell office:value-type="float" office:value="302.65224">
                <text:p>302.65224</text:p>
              </table:table-cell>
              <table:table-cell office:value-type="float" office:value="0.99942602">
                <text:p>0.99942602</text:p>
              </table:table-cell>
            </table:table-row>
            <table:table-row>
              <table:table-cell office:value-type="float" office:value="308.61873">
                <text:p>308.61873</text:p>
              </table:table-cell>
              <table:table-cell office:value-type="float" office:value="1.0017611">
                <text:p>1.0017611</text:p>
              </table:table-cell>
            </table:table-row>
            <table:table-row>
              <table:table-cell office:value-type="float" office:value="298.85328">
                <text:p>298.85328</text:p>
              </table:table-cell>
              <table:table-cell office:value-type="float" office:value="1.0011561">
                <text:p>1.0011561</text:p>
              </table:table-cell>
            </table:table-row>
            <table:table-row>
              <table:table-cell office:value-type="float" office:value="297.82124">
                <text:p>297.82124</text:p>
              </table:table-cell>
              <table:table-cell office:value-type="float" office:value="1.0143193">
                <text:p>1.0143193</text:p>
              </table:table-cell>
            </table:table-row>
            <table:table-row>
              <table:table-cell office:value-type="float" office:value="304.20724">
                <text:p>304.20724</text:p>
              </table:table-cell>
              <table:table-cell office:value-type="float" office:value="1.0044626">
                <text:p>1.0044626</text:p>
              </table:table-cell>
            </table:table-row>
            <table:table-row>
              <table:table-cell office:value-type="float" office:value="297.95811">
                <text:p>297.95811</text:p>
              </table:table-cell>
              <table:table-cell office:value-type="float" office:value="0.96568076">
                <text:p>0.96568076</text:p>
              </table:table-cell>
            </table:table-row>
            <table:table-row>
              <table:table-cell office:value-type="float" office:value="291.08771">
                <text:p>291.08771</text:p>
              </table:table-cell>
              <table:table-cell office:value-type="float" office:value="0.98142232">
                <text:p>0.98142232</text:p>
              </table:table-cell>
            </table:table-row>
            <table:table-row>
              <table:table-cell office:value-type="float" office:value="293.80093">
                <text:p>293.80093</text:p>
              </table:table-cell>
              <table:table-cell office:value-type="float" office:value="1.0053993">
                <text:p>1.0053993</text:p>
              </table:table-cell>
            </table:table-row>
            <table:table-row>
              <table:table-cell office:value-type="float" office:value="297.06876">
                <text:p>297.06876</text:p>
              </table:table-cell>
              <table:table-cell office:value-type="float" office:value="1.0155764">
                <text:p>1.0155764</text:p>
              </table:table-cell>
            </table:table-row>
            <table:table-row>
              <table:table-cell office:value-type="float" office:value="300.42912">
                <text:p>300.42912</text:p>
              </table:table-cell>
              <table:table-cell office:value-type="float" office:value="1.0033059">
                <text:p>1.0033059</text:p>
              </table:table-cell>
            </table:table-row>
            <table:table-row>
              <table:table-cell office:value-type="float" office:value="298.79272">
                <text:p>298.79272</text:p>
              </table:table-cell>
              <table:table-cell office:value-type="float" office:value="0.98210255">
                <text:p>0.98210255</text:p>
              </table:table-cell>
            </table:table-row>
            <table:table-row>
              <table:table-cell office:value-type="float" office:value="286.60464">
                <text:p>286.60464</text:p>
              </table:table-cell>
              <table:table-cell office:value-type="float" office:value="1.0025343">
                <text:p>1.0025343</text:p>
              </table:table-cell>
            </table:table-row>
            <table:table-row>
              <table:table-cell office:value-type="float" office:value="298.71081">
                <text:p>298.71081</text:p>
              </table:table-cell>
              <table:table-cell office:value-type="float" office:value="0.98901826">
                <text:p>0.98901826</text:p>
              </table:table-cell>
            </table:table-row>
            <table:table-row>
              <table:table-cell office:value-type="float" office:value="304.95169">
                <text:p>304.95169</text:p>
              </table:table-cell>
              <table:table-cell office:value-type="float" office:value="0.99321144">
                <text:p>0.99321144</text:p>
              </table:table-cell>
            </table:table-row>
            <table:table-row>
              <table:table-cell office:value-type="float" office:value="308.58887">
                <text:p>308.58887</text:p>
              </table:table-cell>
              <table:table-cell office:value-type="float" office:value="1.0173607">
                <text:p>1.0173607</text:p>
              </table:table-cell>
            </table:table-row>
            <table:table-row>
              <table:table-cell office:value-type="float" office:value="302.27363">
                <text:p>302.27363</text:p>
              </table:table-cell>
              <table:table-cell office:value-type="float" office:value="0.99512856">
                <text:p>0.99512856</text:p>
              </table:table-cell>
            </table:table-row>
            <table:table-row>
              <table:table-cell office:value-type="float" office:value="295.88588">
                <text:p>295.88588</text:p>
              </table:table-cell>
              <table:table-cell office:value-type="float" office:value="0.99596983">
                <text:p>0.99596983</text:p>
              </table:table-cell>
            </table:table-row>
            <table:table-row>
              <table:table-cell office:value-type="float" office:value="310.23204">
                <text:p>310.23204</text:p>
              </table:table-cell>
              <table:table-cell office:value-type="float" office:value="0.99987055">
                <text:p>0.99987055</text:p>
              </table:table-cell>
            </table:table-row>
            <table:table-row>
              <table:table-cell office:value-type="float" office:value="296.98909">
                <text:p>296.98909</text:p>
              </table:table-cell>
              <table:table-cell office:value-type="float" office:value="1.0015759">
                <text:p>1.0015759</text:p>
              </table:table-cell>
            </table:table-row>
            <table:table-row>
              <table:table-cell office:value-type="float" office:value="319.32302">
                <text:p>319.32302</text:p>
              </table:table-cell>
              <table:table-cell office:value-type="float" office:value="1.0079426">
                <text:p>1.0079426</text:p>
              </table:table-cell>
            </table:table-row>
            <table:table-row>
              <table:table-cell office:value-type="float" office:value="304.93574">
                <text:p>304.93574</text:p>
              </table:table-cell>
              <table:table-cell office:value-type="float" office:value="1.0054305">
                <text:p>1.0054305</text:p>
              </table:table-cell>
            </table:table-row>
            <table:table-row>
              <table:table-cell office:value-type="float" office:value="294.80127">
                <text:p>294.80127</text:p>
              </table:table-cell>
              <table:table-cell office:value-type="float" office:value="0.98573167">
                <text:p>0.98573167</text:p>
              </table:table-cell>
            </table:table-row>
            <table:table-row>
              <table:table-cell office:value-type="float" office:value="298.24476">
                <text:p>298.24476</text:p>
              </table:table-cell>
              <table:table-cell office:value-type="float" office:value="1.0061798">
                <text:p>1.0061798</text:p>
              </table:table-cell>
            </table:table-row>
            <table:table-row>
              <table:table-cell office:value-type="float" office:value="292.82733">
                <text:p>292.82733</text:p>
              </table:table-cell>
              <table:table-cell office:value-type="float" office:value="0.97695595">
                <text:p>0.97695595</text:p>
              </table:table-cell>
            </table:table-row>
            <table:table-row>
              <table:table-cell office:value-type="float" office:value="296.30946">
                <text:p>296.30946</text:p>
              </table:table-cell>
              <table:table-cell office:value-type="float" office:value="0.9821054">
                <text:p>0.9821054</text:p>
              </table:table-cell>
            </table:table-row>
            <table:table-row>
              <table:table-cell office:value-type="float" office:value="291.11148">
                <text:p>291.11148</text:p>
              </table:table-cell>
              <table:table-cell office:value-type="float" office:value="0.98460621">
                <text:p>0.98460621</text:p>
              </table:table-cell>
            </table:table-row>
            <table:table-row>
              <table:table-cell office:value-type="float" office:value="294.49226">
                <text:p>294.49226</text:p>
              </table:table-cell>
              <table:table-cell office:value-type="float" office:value="1.0077256">
                <text:p>1.0077256</text:p>
              </table:table-cell>
            </table:table-row>
            <table:table-row>
              <table:table-cell office:value-type="float" office:value="296.30479">
                <text:p>296.30479</text:p>
              </table:table-cell>
              <table:table-cell office:value-type="float" office:value="1.0050613">
                <text:p>1.0050613</text:p>
              </table:table-cell>
            </table:table-row>
            <table:table-row>
              <table:table-cell office:value-type="float" office:value="293.60441">
                <text:p>293.60441</text:p>
              </table:table-cell>
              <table:table-cell office:value-type="float" office:value="1.0124672">
                <text:p>1.0124672</text:p>
              </table:table-cell>
            </table:table-row>
            <table:table-row>
              <table:table-cell office:value-type="float" office:value="294.3837">
                <text:p>294.3837</text:p>
              </table:table-cell>
              <table:table-cell office:value-type="float" office:value="0.9903917">
                <text:p>0.9903917</text:p>
              </table:table-cell>
            </table:table-row>
            <table:table-row>
              <table:table-cell office:value-type="float" office:value="290.72748">
                <text:p>290.72748</text:p>
              </table:table-cell>
              <table:table-cell office:value-type="float" office:value="1.003236">
                <text:p>1.003236</text:p>
              </table:table-cell>
            </table:table-row>
            <table:table-row>
              <table:table-cell office:value-type="float" office:value="297.5524">
                <text:p>297.5524</text:p>
              </table:table-cell>
              <table:table-cell office:value-type="float" office:value="1.0023781">
                <text:p>1.0023781</text:p>
              </table:table-cell>
            </table:table-row>
            <table:table-row>
              <table:table-cell office:value-type="float" office:value="313.35681">
                <text:p>313.35681</text:p>
              </table:table-cell>
              <table:table-cell office:value-type="float" office:value="1.0112701">
                <text:p>1.01127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